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P4" style:parent-style-name="內文" style:family="paragraph">
      <style:paragraph-properties fo:line-height="0.1666in"/>
      <style:text-properties style:font-name="標楷體" style:font-name-asian="標楷體" fo:font-size="16pt" style:font-size-asian="16pt"/>
    </style:style>
    <style:style style:name="P5" style:parent-style-name="內文" style:family="paragraph">
      <style:paragraph-properties fo:margin-top="0.1666in" fo:margin-bottom="0.0833in" style:line-height-at-least="0.4166in"/>
      <style:text-properties style:font-name="標楷體" style:font-name-asian="標楷體" fo:font-size="16pt" style:font-size-asian="16pt"/>
    </style:style>
    <style:style style:name="P6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7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8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9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0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1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2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3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4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5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6" style:parent-style-name="內文" style:family="paragraph">
      <style:paragraph-properties style:line-height-at-least="0.1666in"/>
      <style:text-properties style:font-name="標楷體" style:font-name-asian="標楷體" fo:font-size="16pt" style:font-size-asian="16pt"/>
    </style:style>
    <style:style style:name="P17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8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9" style:parent-style-name="內文" style:family="paragraph">
      <style:paragraph-properties fo:text-align="start"/>
    </style:style>
    <style:style style:name="T20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分(併)戶同意書</text:p>
      <text:p text:style-name="P4"/>
      <text:p text:style-name="P5"><text:s text:c="4"/>茲申請所有坐落 <text:s text:c="9"/>區<text:s text:c="10"/>路(街) <text:s text:c="3"/>段 <text:s text:c="3"/>巷 <text:s text:c="3"/>弄 <text:s text:c="3"/>號 <text:s text:c="3"/>樓之建築物分(併)戶，特立此同意書為憑。</text:p>
      <text:p text:style-name="P6"><text:s text:c="7"/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/><text:s text:c="21"/><text:s/>同意人︰<text:s text:c="7"/><text:s text:c="6"/><text:s text:c="2"/><text:s text:c="2"/><text:s text:c="6"/>(簽章)</text:p>
      <text:p text:style-name="P16"/>
      <text:p text:style-name="P17"/>
      <text:p text:style-name="P18"/>
      <text:p text:style-name="P19"><text:span text:style-name="T20">中華民國 <text:s/>年 <text:s/>月 <text:s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7875in" fo:margin-bottom="0.5909in" fo:margin-right="0.7875in" style:num-format="1" style:writing-mode="lr-tb" style:layout-grid-mode="line" style:layout-grid-lines="37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1965in"/>
      </style:footer-style>
    </style:page-layout>
    <style:style style:name="P2" style:parent-style-name="頁首" style:family="paragraph">
      <style:paragraph-properties fo:text-align="end"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頁首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分併戶核備</dc:title>
    <dc:subject>建築物分併戶核備</dc:subject>
    <meta:keyword>變更戶數及增併編門牌</meta:keyword>
    <meta:initial-creator>工務局</meta:initial-creator>
    <dc:creator>林茂昌</dc:creator>
    <meta:creation-date>2018-11-14T06:02:00Z</meta:creation-date>
    <dc:date>2018-11-14T06:02:00Z</dc:date>
    <meta:print-date>2018-11-14T06:0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6" meta:character-count="178" meta:row-count="1" meta:non-whitespace-character-count="153"/>
  </office:meta>
</office:document-meta>
</file>